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2" table:number-rows-repeated="9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2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19:02:33.38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08T20:07:59.446000000</dc:date>
    <meta:editing-duration>PT7H9M9S</meta:editing-duration>
    <meta:editing-cycles>36</meta:editing-cycles>
    <meta:document-statistic meta:table-count="2" meta:cell-count="13461" meta:object-count="0"/>
  </office:meta>
</office:document-meta>
</file>